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4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6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3" table:number-columns-repeated="2"/>
          <table:table-cell table:style-name="ce33" office:value-type="string">
            <text:p>GPS</text:p>
          </table:table-cell>
          <table:table-cell table:style-name="ce33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0-10-07_13-28-30_000.jpg</text:p>
          </table:table-cell>
          <table:table-cell table:style-name="ce22" office:value-type="string">
            <text:p>:bookmemo 1*1 / ページメモ / 『なぜ中国は民主化したくてもできないのか』 / 著者=石平 / session-1 / p.1 /</text:p>
          </table:table-cell>
          <table:table-cell table:style-name="ce4"/>
          <table:table-cell table:style-name="ce4"/>
          <table:table-cell table:style-name="ce4" office:value-type="string">
            <text:p>N-35-35-28.601074 E-139-34-49.544677</text:p>
          </table:table-cell>
          <table:table-cell table:style-name="ce35" table:formula="of:=IF([.E2]=&quot;&quot;;[.C2];CONCATENATE([.C2];&quot; / &quot;;[.E2]))" office:value-type="string" office:string-value=":bookmemo 1*1 / ページメモ / 『なぜ中国は民主化したくてもできないのか』 / 著者=石平 / session-1 / p.1 /">
            <text:p>:bookmemo 1*1 / ページメモ / 『なぜ中国は民主化したくてもできないのか』 / 著者=石平 / session-1 / p.1 /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0-10-07_18-05-39_000.jpg</text:p>
          </table:table-cell>
          <table:table-cell table:style-name="ce22" office:value-type="string">
            <text:p>:m 食べた物　間食 / インスタントラーメン；袋入り：「昔ながらの」</text:p>
          </table:table-cell>
          <table:table-cell table:style-name="ce4"/>
          <table:table-cell table:style-name="ce4"/>
          <table:table-cell table:style-name="ce4" office:value-type="string">
            <text:p>N-35-35-28.614807 E-139-34-49.489746</text:p>
          </table:table-cell>
          <table:table-cell table:style-name="ce35" table:formula="of:=IF([.E3]=&quot;&quot;;[.C3];CONCATENATE([.C3];&quot; / &quot;;[.E3]))" office:value-type="string" office:string-value=":m 食べた物　間食 / インスタントラーメン；袋入り：「昔ながらの」">
            <text:p>:m 食べた物　間食 / インスタントラーメン；袋入り：「昔ながらの」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0-10-07_18-26-59_000.jpg</text:p>
          </table:table-cell>
          <table:table-cell table:style-name="ce22" office:value-type="string">
            <text:p>:m RES 1*1 / free# JVEMV6 37#28_26.14 / 37. miscs of miscs / 28. anim.dessin / 26. 解剖 / theme=上肢；肘関節,w:橈骨；尺骨,notice=~,found=~ / N+</text:p>
          </table:table-cell>
          <table:table-cell table:style-name="ce34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5" table:formula="of:=IF([.E4]=&quot;&quot;;[.C4];CONCATENATE([.C4];&quot; / &quot;;[.E4]))" office:value-type="string" office:string-value=":m RES 1*1 / free# JVEMV6 37#28_26.14 / 37. miscs of miscs / 28. anim.dessin / 26. 解剖 / theme=上肢；肘関節,w:橈骨；尺骨,notice=~,found=~ / N+">
            <text:p>:m RES 1*1 / free# JVEMV6 37#28_26.14 / 37. miscs of miscs / 28. anim.dessin / 26. 解剖 / theme=上肢；肘関節,w:橈骨；尺骨,notice=~,found=~ / N+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10-07_20-45-24_000.jpg</text:p>
          </table:table-cell>
          <table:table-cell table:style-name="ce22" office:value-type="string">
            <text:p>:m 食べた物</text:p>
          </table:table-cell>
          <table:table-cell table:style-name="ce17"/>
          <table:table-cell table:style-name="ce4"/>
          <table:table-cell table:style-name="ce4" office:value-type="string">
            <text:p>N-35-35-28.601074 E-139-34-49.544677</text:p>
          </table:table-cell>
          <table:table-cell table:style-name="ce35" table:formula="of:=IF([.E5]=&quot;&quot;;[.C5];CONCATENATE([.C5];&quot; / &quot;;[.E5]))" office:value-type="string" office:string-value=":m 食べた物">
            <text:p>:m 食べた物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10-07_23-04-22_000.jpg</text:p>
          </table:table-cell>
          <table:table-cell table:style-name="ce22" office:value-type="string">
            <text:p>:m 記録 / お酒</text:p>
          </table:table-cell>
          <table:table-cell table:style-name="ce18"/>
          <table:table-cell table:style-name="ce4"/>
          <table:table-cell table:style-name="ce4" office:value-type="string">
            <text:p>N-35-35-28.381347 E-139-34-49.434814</text:p>
          </table:table-cell>
          <table:table-cell table:style-name="ce35" table:formula="of:=IF([.E6]=&quot;&quot;;[.C6];CONCATENATE([.C6];&quot; / &quot;;[.E6]))" office:value-type="string" office:string-value=":m 記録 / お酒">
            <text:p>:m 記録 / お酒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10-07_23-41-31_000.jpg</text:p>
          </table:table-cell>
          <table:table-cell table:style-name="ce22" office:value-type="string">
            <text:p>:m 記録 / お酒</text:p>
          </table:table-cell>
          <table:table-cell table:style-name="ce19"/>
          <table:table-cell table:style-name="ce4"/>
          <table:table-cell table:style-name="ce4" office:value-type="string">
            <text:p>N-35-35-28.601074 E-139-34-49.544677</text:p>
          </table:table-cell>
          <table:table-cell table:style-name="ce35" table:formula="of:=IF([.E7]=&quot;&quot;;[.C7];CONCATENATE([.C7];&quot; / &quot;;[.E7]))" office:value-type="string" office:string-value=":m 記録 / お酒">
            <text:p>:m 記録 / お酒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10-08_00-13-11_000.jpg</text:p>
          </table:table-cell>
          <table:table-cell table:style-name="ce22" office:value-type="string">
            <text:p>:m 記録 / お酒</text:p>
          </table:table-cell>
          <table:table-cell table:style-name="ce17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5" table:formula="of:=IF([.E8]=&quot;&quot;;[.C8];CONCATENATE([.C8];&quot; / &quot;;[.E8]))" office:value-type="string" office:string-value=":m 記録 / お酒">
            <text:p>:m 記録 / お酒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10-08_00-24-12_000.jpg</text:p>
          </table:table-cell>
          <table:table-cell table:style-name="ce22" office:value-type="string">
            <text:p>:m 記録 / お酒</text:p>
          </table:table-cell>
          <table:table-cell table:style-name="ce18"/>
          <table:table-cell table:style-name="ce4"/>
          <table:table-cell table:style-name="ce4"/>
          <table:table-cell table:style-name="ce35" table:formula="of:=IF([.E9]=&quot;&quot;;[.C9];CONCATENATE([.C9];&quot; / &quot;;[.E9]))" office:value-type="string" office:string-value=":m 記録 / お酒">
            <text:p>:m 記録 / お酒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0-10-08_01-25-43_000.jpg</text:p>
          </table:table-cell>
          <table:table-cell table:style-name="ce18" office:value-type="string">
            <text:p>:m :PHOTO 寝た時刻 / 2020</text:p>
          </table:table-cell>
          <table:table-cell table:style-name="ce18"/>
          <table:table-cell table:style-name="ce4"/>
          <table:table-cell table:style-name="ce4"/>
          <table:table-cell table:style-name="ce35" table:formula="of:=IF([.E10]=&quot;&quot;;[.C10];CONCATENATE([.C10];&quot; / &quot;;[.E10]))" office:value-type="string" office:string-value=":m :PHOTO 寝た時刻 / 2020">
            <text:p>:m :PHOTO 寝た時刻 / 202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0-10-08_10-37-42_000.jpg</text:p>
          </table:table-cell>
          <table:table-cell table:style-name="ce22" office:value-type="string">
            <text:p>:m :th / 盲になって初めて、見えるものがあるだろう；「盲信してしまって」 || :tome/ (J*) / 順番；数学をまずやろう；CO2；そして、FXの当たり探し</text:p>
          </table:table-cell>
          <table:table-cell table:style-name="ce19"/>
          <table:table-cell table:style-name="ce4"/>
          <table:table-cell table:style-name="ce4" office:value-type="string">
            <text:p>N-35-35-28.601074 E-139-34-49.544677</text:p>
          </table:table-cell>
          <table:table-cell table:style-name="ce35" table:formula="of:=IF([.E11]=&quot;&quot;;[.C11];CONCATENATE([.C11];&quot; / &quot;;[.E11]))" office:value-type="string" office:string-value=":m :th / 盲になって初めて、見えるものがあるだろう；「盲信してしまって」 || :tome/ (J*) / 順番；数学をまずやろう；CO2；そして、FXの当たり探し">
            <text:p>:m :th / 盲になって初めて、見えるものがあるだろう；「盲信してしまって」 || :tome/ (J*) / 順番；数学をまずやろう；CO2；そして、FXの当たり探し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0-10-08_10-39-09_000.jpg</text:p>
          </table:table-cell>
          <table:table-cell table:style-name="ce22" office:value-type="string">
            <text:p>:PHOTO 記録 / 経過記録；作ったもの / material=ツユクサ：全草（根部なし）,for=干す,time=1005-1529</text:p>
          </table:table-cell>
          <table:table-cell table:style-name="ce17"/>
          <table:table-cell table:style-name="ce4"/>
          <table:table-cell table:style-name="ce4" office:value-type="string">
            <text:p>N-35-35-28.601074 E-139-34-49.544677</text:p>
          </table:table-cell>
          <table:table-cell table:style-name="ce35" table:formula="of:=IF([.E12]=&quot;&quot;;[.C12];CONCATENATE([.C12];&quot; / &quot;;[.E12]))" office:value-type="string" office:string-value=":PHOTO 記録 / 経過記録；作ったもの / material=ツユクサ：全草（根部なし）,for=干す,time=1005-1529">
            <text:p>:PHOTO 記録 / 経過記録；作ったもの / material=ツユクサ：全草（根部なし）,for=干す,time=1005-1529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10-07_11-16-58_000.mp4</text:p>
          </table:table-cell>
          <table:table-cell table:style-name="ce8" office:value-type="string">
            <text:p>:VIDEO / @自宅 / メモ / kb,keyboard / 演奏、play / k-2020-1007-1 / genr=f-rev:composition-relay-3,key=Am,chor=Am;F;C;E,RH=melody:refrain:arpeggio,LH=base:notes</text:p>
          </table:table-cell>
          <table:table-cell table:style-name="ce18"/>
          <table:table-cell table:style-name="ce4"/>
          <table:table-cell table:style-name="ce4"/>
          <table:table-cell table:style-name="ce35" table:formula="of:=IF([.E13]=&quot;&quot;;[.C13];CONCATENATE([.C13];&quot; / &quot;;[.E13]))" office:value-type="string" office:string-value=":VIDEO / @自宅 / メモ / kb,keyboard / 演奏、play / k-2020-1007-1 / genr=f-rev:composition-relay-3,key=Am,chor=Am;F;C;E,RH=melody:refrain:arpeggio,LH=base:notes">
            <text:p>:VIDEO / @自宅 / メモ / kb,keyboard / 演奏、play / k-2020-1007-1 / genr=f-rev:composition-relay-3,key=Am,chor=Am;F;C;E,RH=melody:refrain:arpeggio,LH=base:notes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10-07_11-20-26_000.mp4</text:p>
          </table:table-cell>
          <table:table-cell table:style-name="ce8" office:value-type="string">
            <text:p>:VIDEO / @自宅 / メモ / kb,keyboard / 演奏、play / k-2020-1007-2 / genr=f-rev:composition-relay-3,key=Am,chor=Am;F;C;E,RH=melody:refrain:arpeggio,LH=base:notes,for=block-ending</text:p>
          </table:table-cell>
          <table:table-cell table:style-name="ce19"/>
          <table:table-cell table:style-name="ce4"/>
          <table:table-cell table:style-name="ce4"/>
          <table:table-cell table:style-name="ce35" table:formula="of:=IF([.E14]=&quot;&quot;;[.C14];CONCATENATE([.C14];&quot; / &quot;;[.E14]))" office:value-type="string" office:string-value=":VIDEO / @自宅 / メモ / kb,keyboard / 演奏、play / k-2020-1007-2 / genr=f-rev:composition-relay-3,key=Am,chor=Am;F;C;E,RH=melody:refrain:arpeggio,LH=base:notes,for=block-ending">
            <text:p>:VIDEO / @自宅 / メモ / kb,keyboard / 演奏、play / k-2020-1007-2 / genr=f-rev:composition-relay-3,key=Am,chor=Am;F;C;E,RH=melody:refrain:arpeggio,LH=base:notes,for=block-ending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10-07_18-54-09_000.mp4</text:p>
          </table:table-cell>
          <table:table-cell table:style-name="ce8" office:value-type="string">
            <text:p>:VIDEO / @自室 / 記録 / jap.flute / 演奏、play / f-2020-1007-1 / genr=f-N:composition-relay-2</text:p>
          </table:table-cell>
          <table:table-cell table:style-name="ce17"/>
          <table:table-cell table:style-name="ce4"/>
          <table:table-cell table:style-name="ce4"/>
          <table:table-cell table:style-name="ce35" table:formula="of:=IF([.E15]=&quot;&quot;;[.C15];CONCATENATE([.C15];&quot; / &quot;;[.E15]))" office:value-type="string" office:string-value=":VIDEO / @自室 / 記録 / jap.flute / 演奏、play / f-2020-1007-1 / genr=f-N:composition-relay-2">
            <text:p>:VIDEO / @自室 / 記録 / jap.flute / 演奏、play / f-2020-1007-1 / genr=f-N:composition-relay-2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10-07_18-59-15_000.mp4</text:p>
          </table:table-cell>
          <table:table-cell table:style-name="ce8" office:value-type="string">
            <text:p>:VIDEO / @自室 / 記録 / jap.flute / 演奏、play / f-2020-1007-1 / genr=f-rev:composition-relay-2,for=more-vibrato</text:p>
          </table:table-cell>
          <table:table-cell table:style-name="ce18"/>
          <table:table-cell table:style-name="ce4"/>
          <table:table-cell table:style-name="ce4"/>
          <table:table-cell table:style-name="ce35" table:formula="of:=IF([.E16]=&quot;&quot;;[.C16];CONCATENATE([.C16];&quot; / &quot;;[.E16]))" office:value-type="string" office:string-value=":VIDEO / @自室 / 記録 / jap.flute / 演奏、play / f-2020-1007-1 / genr=f-rev:composition-relay-2,for=more-vibrato">
            <text:p>:VIDEO / @自室 / 記録 / jap.flute / 演奏、play / f-2020-1007-1 / genr=f-rev:composition-relay-2,for=more-vibrato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10-07_21-48-37_000.mid</text:p>
          </table:table-cell>
          <table:table-cell table:style-name="ce8" office:value-type="string">
            <text:p>:in-mid / app=perfect-piano / 演奏、play / id-2020-1007-1 / category=melody,inst=~,for=~</text:p>
          </table:table-cell>
          <table:table-cell table:style-name="ce19"/>
          <table:table-cell table:style-name="ce4"/>
          <table:table-cell table:style-name="ce4"/>
          <table:table-cell table:style-name="ce35" table:formula="of:=IF([.E17]=&quot;&quot;;[.C17];CONCATENATE([.C17];&quot; / &quot;;[.E17]))" office:value-type="string" office:string-value=":in-mid / app=perfect-piano / 演奏、play / id-2020-1007-1 / category=melody,inst=~,for=~">
            <text:p>:in-mid / app=perfect-piano / 演奏、play / id-2020-1007-1 / category=melody,inst=~,for=~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10-08_11-10-42_000.mp4</text:p>
          </table:table-cell>
          <table:table-cell table:style-name="ce8" office:value-type="string">
            <text:p>:VIDEO / @自宅 / 体操 / ダンス、dance-original / d-2020-1008-1 / id=13.n:squat, id=14.n:rectus-abdominis</text:p>
          </table:table-cell>
          <table:table-cell table:style-name="ce19"/>
          <table:table-cell table:style-name="ce4"/>
          <table:table-cell table:style-name="ce4"/>
          <table:table-cell table:style-name="ce35" table:formula="of:=IF([.E18]=&quot;&quot;;[.C18];CONCATENATE([.C18];&quot; / &quot;;[.E18]))" office:value-type="string" office:string-value=":VIDEO / @自宅 / 体操 / ダンス、dance-original / d-2020-1008-1 / id=13.n:squat, id=14.n:rectus-abdominis">
            <text:p>:VIDEO / @自宅 / 体操 / ダンス、dance-original / d-2020-1008-1 / id=13.n:squat, id=14.n:rectus-abdominis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19]=&quot;&quot;;[.C19];CONCATENATE([.C19];&quot; / &quot;;[.E1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18"/>
          <table:table-cell table:style-name="ce4"/>
          <table:table-cell table:style-name="ce4"/>
          <table:table-cell table:style-name="ce35" table:formula="of:=IF([.E20]=&quot;&quot;;[.C20];CONCATENATE([.C20];&quot; / &quot;;[.E2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21]=&quot;&quot;;[.C21];CONCATENATE([.C21];&quot; / &quot;;[.E2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19"/>
          <table:table-cell table:style-name="ce4"/>
          <table:table-cell table:style-name="ce4"/>
          <table:table-cell table:style-name="ce35" table:formula="of:=IF([.E22]=&quot;&quot;;[.C22];CONCATENATE([.C22];&quot; / &quot;;[.E2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6"/>
          <table:table-cell table:style-name="ce4"/>
          <table:table-cell table:style-name="ce4"/>
          <table:table-cell table:style-name="ce35" table:formula="of:=IF([.E23]=&quot;&quot;;[.C23];CONCATENATE([.C23];&quot; / &quot;;[.E2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24]=&quot;&quot;;[.C24];CONCATENATE([.C24];&quot; / &quot;;[.E2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25]=&quot;&quot;;[.C25];CONCATENATE([.C25];&quot; / &quot;;[.E2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5" table:formula="of:=IF([.E26]=&quot;&quot;;[.C26];CONCATENATE([.C26];&quot; / &quot;;[.E2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5" table:formula="of:=IF([.E27]=&quot;&quot;;[.C27];CONCATENATE([.C27];&quot; / &quot;;[.E2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28]=&quot;&quot;;[.C28];CONCATENATE([.C28];&quot; / &quot;;[.E2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8"/>
          <table:table-cell table:style-name="ce4"/>
          <table:table-cell table:style-name="ce4"/>
          <table:table-cell table:style-name="ce35" table:formula="of:=IF([.E29]=&quot;&quot;;[.C29];CONCATENATE([.C29];&quot; / &quot;;[.E2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30]=&quot;&quot;;[.C30];CONCATENATE([.C30];&quot; / &quot;;[.E3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31]=&quot;&quot;;[.C31];CONCATENATE([.C31];&quot; / &quot;;[.E3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32]=&quot;&quot;;[.C32];CONCATENATE([.C32];&quot; / &quot;;[.E3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33]=&quot;&quot;;[.C33];CONCATENATE([.C33];&quot; / &quot;;[.E3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34]=&quot;&quot;;[.C34];CONCATENATE([.C34];&quot; / &quot;;[.E3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35]=&quot;&quot;;[.C35];CONCATENATE([.C35];&quot; / &quot;;[.E3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36]=&quot;&quot;;[.C36];CONCATENATE([.C36];&quot; / &quot;;[.E3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37]=&quot;&quot;;[.C37];CONCATENATE([.C37];&quot; / &quot;;[.E3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38]=&quot;&quot;;[.C38];CONCATENATE([.C38];&quot; / &quot;;[.E3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39]=&quot;&quot;;[.C39];CONCATENATE([.C39];&quot; / &quot;;[.E3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6"/>
          <table:table-cell table:style-name="ce4"/>
          <table:table-cell table:style-name="ce4"/>
          <table:table-cell table:style-name="ce35" table:formula="of:=IF([.E40]=&quot;&quot;;[.C40];CONCATENATE([.C40];&quot; / &quot;;[.E4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41]=&quot;&quot;;[.C41];CONCATENATE([.C41];&quot; / &quot;;[.E4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4"/>
          <table:table-cell table:style-name="ce4"/>
          <table:table-cell table:style-name="ce4"/>
          <table:table-cell table:style-name="ce35" table:formula="of:=IF([.E42]=&quot;&quot;;[.C42];CONCATENATE([.C42];&quot; / &quot;;[.E4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5" table:formula="of:=IF([.E43]=&quot;&quot;;[.C43];CONCATENATE([.C43];&quot; / &quot;;[.E4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5" table:formula="of:=IF([.E44]=&quot;&quot;;[.C44];CONCATENATE([.C44];&quot; / &quot;;[.E4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5" table:formula="of:=IF([.E45]=&quot;&quot;;[.C45];CONCATENATE([.C45];&quot; / &quot;;[.E4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4"/>
          <table:table-cell table:style-name="ce4"/>
          <table:table-cell table:style-name="ce4"/>
          <table:table-cell table:style-name="ce35" table:formula="of:=IF([.E46]=&quot;&quot;;[.C46];CONCATENATE([.C46];&quot; / &quot;;[.E4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4"/>
          <table:table-cell table:style-name="ce4"/>
          <table:table-cell table:style-name="ce4"/>
          <table:table-cell table:style-name="ce35" table:formula="of:=IF([.E47]=&quot;&quot;;[.C47];CONCATENATE([.C47];&quot; / &quot;;[.E4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8]=&quot;&quot;;[.C48];CONCATENATE([.C48];&quot; / &quot;;[.E4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9]=&quot;&quot;;[.C49];CONCATENATE([.C49];&quot; / &quot;;[.E4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0]=&quot;&quot;;[.C50];CONCATENATE([.C50];&quot; / &quot;;[.E5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1]=&quot;&quot;;[.C51];CONCATENATE([.C51];&quot; / &quot;;[.E5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2]=&quot;&quot;;[.C52];CONCATENATE([.C52];&quot; / &quot;;[.E5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3]=&quot;&quot;;[.C53];CONCATENATE([.C53];&quot; / &quot;;[.E5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4]=&quot;&quot;;[.C54];CONCATENATE([.C54];&quot; / &quot;;[.E5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5]=&quot;&quot;;[.C55];CONCATENATE([.C55];&quot; / &quot;;[.E5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6]=&quot;&quot;;[.C56];CONCATENATE([.C56];&quot; / &quot;;[.E5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7]=&quot;&quot;;[.C57];CONCATENATE([.C57];&quot; / &quot;;[.E5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8]=&quot;&quot;;[.C58];CONCATENATE([.C58];&quot; / &quot;;[.E5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9]=&quot;&quot;;[.C59];CONCATENATE([.C59];&quot; / &quot;;[.E5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0]=&quot;&quot;;[.C60];CONCATENATE([.C60];&quot; / &quot;;[.E6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1]=&quot;&quot;;[.C61];CONCATENATE([.C61];&quot; / &quot;;[.E6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2]=&quot;&quot;;[.C62];CONCATENATE([.C62];&quot; / &quot;;[.E6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3]=&quot;&quot;;[.C63];CONCATENATE([.C63];&quot; / &quot;;[.E6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4]=&quot;&quot;;[.C64];CONCATENATE([.C64];&quot; / &quot;;[.E6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5]=&quot;&quot;;[.C65];CONCATENATE([.C65];&quot; / &quot;;[.E6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66]=&quot;&quot;;[.C66];CONCATENATE([.C66];&quot; / &quot;;[.E6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67]=&quot;&quot;;[.C67];CONCATENATE([.C67];&quot; / &quot;;[.E6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68]=&quot;&quot;;[.C68];CONCATENATE([.C68];&quot; / &quot;;[.E6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69]=&quot;&quot;;[.C69];CONCATENATE([.C69];&quot; / &quot;;[.E6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70]=&quot;&quot;;[.C70];CONCATENATE([.C70];&quot; / &quot;;[.E7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5" table:formula="of:=IF([.E71]=&quot;&quot;;[.C71];CONCATENATE([.C71];&quot; / &quot;;[.E7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5" table:formula="of:=IF([.E72]=&quot;&quot;;[.C72];CONCATENATE([.C72];&quot; / &quot;;[.E72]))" office:value-type="string" office:string-value="-*">
            <text:p>-*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73]=&quot;&quot;;[.C73];CONCATENATE([.C73];&quot; / &quot;;[.E7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4]=&quot;&quot;;[.C74];CONCATENATE([.C74];&quot; / &quot;;[.E7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5]=&quot;&quot;;[.C75];CONCATENATE([.C75];&quot; / &quot;;[.E7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6]=&quot;&quot;;[.C76];CONCATENATE([.C76];&quot; / &quot;;[.E7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7]=&quot;&quot;;[.C77];CONCATENATE([.C77];&quot; / &quot;;[.E7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8]=&quot;&quot;;[.C78];CONCATENATE([.C78];&quot; / &quot;;[.E7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9]=&quot;&quot;;[.C79];CONCATENATE([.C79];&quot; / &quot;;[.E7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80]=&quot;&quot;;[.C80];CONCATENATE([.C80];&quot; / &quot;;[.E8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81]=&quot;&quot;;[.C81];CONCATENATE([.C81];&quot; / &quot;;[.E8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82]=&quot;&quot;;[.C82];CONCATENATE([.C82];&quot; / &quot;;[.E8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3]=&quot;&quot;;[.C83];CONCATENATE([.C83];&quot; / &quot;;[.E8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4]=&quot;&quot;;[.C84];CONCATENATE([.C84];&quot; / &quot;;[.E8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5]=&quot;&quot;;[.C85];CONCATENATE([.C85];&quot; / &quot;;[.E8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6]=&quot;&quot;;[.C86];CONCATENATE([.C86];&quot; / &quot;;[.E8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1" table:number-rows-repeated="103">
          <table:table-cell table:style-name="ce4" table:number-columns-repeated="6"/>
          <table:table-cell table:style-name="ce35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6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7"/>
          <table:table-cell table:number-columns-repeated="3"/>
          <table:table-cell table:style-name="ce3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9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0" table:formula="of:=COUNTBLANK([.$C$2:.C29])" office:value-type="float" office:value="11">
            <text:p>11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-*</text:p>
          </table:table-cell>
          <table:table-cell table:style-name="ce30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XXX</text:p>
          </table:table-cell>
          <table:table-cell table:style-name="ce31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0" table:formula="of:=COUNTA([.$B$2:.$B29])" office:value-type="float" office:value="17">
            <text:p>17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blanks</text:p>
          </table:table-cell>
          <table:table-cell table:style-name="ce32"/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0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0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0" table:formula="of:=COUNTIF([.$C$2:.$C29];[.B3004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0" table:formula="of:=COUNTIF([.$C$2:.$C29];[.B3004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0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6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16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16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9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PHOTO 起きた時刻 / 2020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0-10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0-10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0-10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0-10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0-10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0-10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0-10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0-10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10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0-10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0-10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0-10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0-10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0-10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0-10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0-100X-X / category=melody,inst=piano,fo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0-10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0-100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0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1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08">2020/10/08</text:date>, <text:time>12:16:2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10-08T12:16:22.38</dc:date>
    <dc:creator>iwabuchi ken</dc:creator>
    <meta:editing-duration>P26DT12H27M29S</meta:editing-duration>
    <meta:editing-cycles>9977</meta:editing-cycles>
    <meta:document-statistic meta:table-count="1" meta:cell-count="457" meta:object-count="0"/>
  </office:meta>
</office:document-meta>
</file>